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style:contextual-spacing="false" fo:line-height="100%"/>
      <style:text-properties style:font-name="Times New Roman" fo:font-size="11.5pt" style:font-name-asian="Times New Roman1" style:font-size-asian="11.5pt" style:language-asian="es" style:country-asian="ES" style:font-name-complex="Times New Roman1" style:font-size-complex="11.5pt"/>
    </style:style>
    <style:style style:name="P2" style:family="paragraph" style:parent-style-name="Standard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text-align="start" style:justify-single-word="false"/>
      <style:text-properties officeooo:rsid="000382e6" officeooo:paragraph-rsid="000382e6"/>
    </style:style>
    <style:style style:name="P4" style:family="paragraph" style:parent-style-name="Standard">
      <style:paragraph-properties fo:text-align="start" style:justify-single-word="false"/>
      <style:text-properties officeooo:rsid="000540e8" officeooo:paragraph-rsid="000540e8"/>
    </style:style>
    <style:style style:name="T1" style:family="text">
      <style:text-properties style:font-name="Times New Roman" fo:font-size="11.5pt" style:font-name-asian="Times New Roman1" style:font-size-asian="11.5pt" style:language-asian="es" style:country-asian="ES" style:font-name-complex="Times New Roman1" style:font-size-complex="11.5pt"/>
    </style:style>
    <style:style style:name="T2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4" style:family="text">
      <style:text-properties officeooo:rsid="00054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Es importante argumentar la respuesta haciendo alusión al tipo de personas que piensan que son los personajes de la situación propuesta. Podríamos proponer por ejemplo:</text:span></text:p>
      <text:p text:style-name="P2"><text:span text:style-name="T1">- No respondería, ya que no va dirigido a mí.</text:span></text:p>
      <text:p text:style-name="P2"><text:span text:style-name="T1">- Respondería que hable con su compañero Manuel porque ha sido cosa suya.</text:span></text:p>
      <text:p text:style-name="P2"><text:span text:style-name="T1">- Me encargaría de explicar la situación con todo detalle, dado que mi jefe de proyecto está de vacaciones.</text:span></text:p>
      <text:p text:style-name="P2"><text:span text:style-name="T1">- Trataría de convencer a mi compañero para que conteste él, dado que lleva más tiempo que yo en el proyecto.</text:span></text:p>
      <text:p text:style-name="P2"><text:span text:style-name="T1">- Llamaría al teléfono personal a Roberto para que se conecte y conteste él.</text:span></text:p>
      <text:p text:style-name="P2"><text:span text:style-name="T1">- Cualquier otra opción.</text:span></text:p>
      <text:p text:style-name="P2"><text:span text:style-name="T1"> </text:span></text:p>
      <text:p text:style-name="P2"><text:span text:style-name="T1"> </text:span></text:p>
      <text:p text:style-name="P2"><text:span text:style-name="T1">Tienes 15 minutos para escribir el correo</text:span></text:p>
      <text:p text:style-name="P2"><text:span text:style-name="T2">En esta actividad siempre habrá muchas opciones válidas pues cada alumno puede percibirlos de una forma diferente y argumentar su respuesta en ese sentido.</text:span></text:p>
      <text:p text:style-name="P2"><text:span text:style-name="T2">Como recomendación general, nuestra propuesta iría encaminada a tomar la iniciativa demostrando responsabilidad, trabajo en equipo y honestidad.</text:span></text:p>
      <text:p text:style-name="P2"><text:span text:style-name="T3">Contestación:</text:span><text:bookmark text:name="_GoBack"/></text:p>
      <text:p text:style-name="P3">en primer lugar hablaría con Arturo para tratar de ponernos de acuerdo en decirle algo a José Luis, en caso de que siga sin querer contestarle, enviaría yo un correo informándole de por que no se hizo la actualización.</text:p>
      <text:p text:style-name="P3"/>
      <text:p text:style-name="P3">CORREO:</text:p>
      <text:p text:style-name="P3">Estimado José Luis, la razón de que esta semana pasada no haya habido una actualización es que hemos recibido un correo de su subordinado Roberto diciéndonos que n<text:span text:style-name="T4">o hiciésemos despliegues</text:span> la semana pasada ni la actual <text:span text:style-name="T4">porque van a hacer tareas de mantenimiento de los servidores y podrían surgir problemas. Por favor, asegúrense de que podemos hacer una actualización sin ninguna repercusión negativa y nos pondremos a trabajar en ello inmediatamente.</text:span></text:p>
      <text:p text:style-name="P4">Un saludo, el equipo de desarroll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uenta Microsoft</meta:initial-creator>
    <meta:editing-cycles>3</meta:editing-cycles>
    <meta:creation-date>2025-09-14T17:12:00</meta:creation-date>
    <dc:date>2025-09-16T09:46:45.073920807</dc:date>
    <meta:editing-duration>PT6M24S</meta:editing-duration>
    <meta:generator>LibreOffice/7.3.7.2$Linux_X86_64 LibreOffice_project/30$Build-2</meta:generator>
    <meta:document-statistic meta:table-count="0" meta:image-count="0" meta:object-count="0" meta:page-count="1" meta:paragraph-count="17" meta:word-count="273" meta:character-count="1668" meta:non-whitespace-character-count="1408"/>
    <meta:user-defined meta:name="AppVersion">15.0000</meta:user-defined>
    <meta:template xlink:type="simple" xlink:actuate="onRequest" xlink:title="Normal" xlink:href=""/>
  </office:meta>
</office:document-meta>
</file>